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list-style-name="L1">
      <style:paragraph-properties fo:margin-left="0in" fo:margin-right="0in" fo:margin-top="0in" fo:margin-bottom="0in" fo:orphans="2" fo:widows="2" fo:text-indent="0in" style:auto-text-indent="false"/>
    </style:style>
    <style:style style:name="T1" style:family="text">
      <style:text-properties fo:font-variant="normal" fo:text-transform="none" fo:color="#1c1c1c" style:font-name="Times New Roman" fo:font-size="12pt" fo:letter-spacing="normal" fo:font-style="normal" fo:font-weight="normal" style:font-size-asian="12pt" style:font-size-complex="12pt"/>
    </style:style>
    <style:style style:name="T2" style:family="text">
      <style:text-properties fo:font-variant="normal" fo:text-transform="none" fo:color="#1c1c1c"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1c1c1c" style:font-name="Times New Roman" fo:font-size="12pt" fo:letter-spacing="normal" fo:font-style="normal" style:font-size-asian="12pt" style:font-size-complex="12pt"/>
    </style:style>
    <style:style style:name="T4" style:family="text">
      <style:text-properties fo:font-variant="normal" fo:text-transform="none" fo:color="#1c1c1c" style:font-name="Times New Roman"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1c1c1c" style:text-line-through-style="none" style:font-name="Times New Roman" fo:font-size="12pt" fo:letter-spacing="normal" fo:font-style="normal" style:text-underline-style="none" style:text-blinking="false" fo:background-color="transparent" style:font-size-asian="12pt" style:font-size-complex="12pt"/>
    </style:style>
    <style:style style:name="T6" style:family="text">
      <style:text-properties fo:font-variant="normal" fo:text-transform="none" fo:color="#24292e" style:font-name="SFMono-Regular" fo:font-size="9.75pt" fo:letter-spacing="normal" fo:font-style="normal" fo:font-weight="normal"/>
    </style:style>
    <style:style style:name="T7" style:family="text">
      <style:text-properties fo:font-variant="normal" fo:text-transform="none" fo:color="#24292e" style:font-name="SFMono-Regular" fo:font-size="9.75pt" fo:letter-spacing="normal" fo:font-style="normal" fo:font-weight="normal" style:font-size-asian="12pt" style:font-size-complex="12pt"/>
    </style:style>
    <style:style style:name="T8" style:family="text">
      <style:text-properties fo:font-variant="normal" fo:text-transform="none" fo:color="#24292e" style:font-name="SFMono-Regular" fo:font-size="9.75pt" fo:letter-spacing="normal" fo:font-style="normal" style:font-size-asian="12pt" style:font-size-complex="12pt"/>
    </style:style>
    <style:style style:name="T9" style:family="text">
      <style:text-properties fo:font-variant="normal" fo:text-transform="none" fo:color="#24292e" style:font-name="apple-system" fo:font-size="12pt" fo:letter-spacing="normal" fo:font-style="normal" fo:font-weight="normal"/>
    </style:style>
    <style:style style:name="T10" style:family="text">
      <style:text-properties fo:font-variant="normal" fo:text-transform="none" fo:color="#24292e" style:font-name="apple-system" fo:font-size="12pt" fo:letter-spacing="normal" fo:font-style="normal" fo:font-weight="normal" style:font-size-asian="12pt" style:font-size-complex="12pt"/>
    </style:style>
    <style:style style:name="T11" style:family="text">
      <style:text-properties fo:font-variant="normal" fo:text-transform="none" fo:color="#24292e" style:font-name="apple-system" fo:font-size="12pt" fo:letter-spacing="normal" fo:font-style="normal" style:font-size-asian="12pt" style:font-size-complex="12pt"/>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1c1c1c" style:font-name="Times New Roman" fo:font-size="12pt" style:font-size-asian="12pt" style:font-size-complex="12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3"/><text:tab/><text:tab/><text:tab/><text:tab/><text:span text:style-name="T12"><text:tab/><text:tab/>EOS Blockchain</text:span></text:p>
      <text:p text:style-name="Standard"><text:s/></text:p>
      <text:p text:style-name="P1">Prologue:</text:p>
      <text:p text:style-name="Standard"><text:tab/>EOS is a robust technology which overcomes all the fatigues by its speed,time,asynchronous in nature and integrity. It was owned by block.one <text:span text:style-name="T1">led by Dan Larimer <text:s/>and Brendan Bloomer. </text:span></text:p>
      <text:p text:style-name="Standard"><text:span text:style-name="T1"/></text:p>
      <text:p text:style-name="P1">EOS is different from other blockchain:</text:p>
      <text:p text:style-name="Standard"><text:tab/>It has no issue like that making a wired problematic one named gas limit here. It's unique by its feature which makes the user to be Ownership model. It shows its high performance by 1k transaction per second and which equalizes the scalability. It deals with dumpfound merit (i.e) it has no transaction cost whereby the resource used is proportional to stack. Here every one is owner and he is holding some coins for the blocks and making it chained into blockchain and more than (2/3) of the people verified and the get success then the owner get awarded as per the principle of Proof Of Stake. Database <text:s/>Management, Account Management <text:s/>and other services are provided by the EOS which could be used as library files here avoiding of replications. Its is <text:s/>OS for creating <text:s/>small apps. It is <text:s/>low latency,flexibility and very good in Sequential Performance which means of recovering double spending Problem.</text:p>
      <text:p text:style-name="Standard"/>
      <text:p text:style-name="P1">USES: </text:p>
      <text:p text:style-name="P1"><text:tab/> <text:span text:style-name="T13">It is easily mortal which interpolation over the contents. Do block producer <text:s/>changing the rules of some blocks Who needs (2/3) of approval rate from other nodes,it could be maintained for 30 days. After that,full nodes are given one whole week to adapt to the new changes. If any of the node is not accepting the new approval,it would automatically shut down. The transaction fees are based upon the services used by us. The transaction doesn't leads over more than the other blockchains. A</text:span><text:span text:style-name="T1">t any point all of the computers on the network can verify the current state of the entire blockchain in order to prevent fraud and confirm transactions. </text:span></text:p>
      <text:p text:style-name="P1"><text:span text:style-name="T13"/></text:p>
      <text:p text:style-name="P1">Testnet and Mainnet:</text:p>
      <text:p text:style-name="P2"><text:s/><text:tab/><text:span text:style-name="T14">It was </text:span><text:span text:style-name="T3">revealed a publicly available testing environment called EOSIO Single-Threaded Application Testne (“EOS STAT”). The EOS STAT is designed to be the perfect environment for developers to evaulate, build, and test their </text:span><text:span text:style-name="T5">Dapps</text:span><text:span text:style-name="T3">, and for potential Block Producers to evaluate the EOS.IO platform. It is coming out with its Mainnet on June 2nd where </text:span><text:span text:style-name="Strong_20_Emphasis"><text:span text:style-name="T3">Binance </text:span></text:span><text:span text:style-name="T3">is one of the first exchanges to support the EOS mainnet launch.</text:span></text:p>
      <text:p text:style-name="P2"><text:span text:style-name="T3"/></text:p>
      <text:p text:style-name="P1">Smart contracts:</text:p>
      <text:p text:style-name="P2"><text:tab/><text:span text:style-name="T3"> Here <text:s/>we could create own module of blocks it might also be private. The ID and password could generated for us and using it could be deployed over the network. In 0.5 seconds the blocks would be created and within 3 seconds the work could be accomplished and in 1.5 it comes to broadcast. Or else if it takes more than 9 seconds it shows warning. Every block producer need to create at least one <text:s/>block in 24 hours else it would automatically terminated from nodes. EOS software will have create 5% inflation in a year based on top three smart contracts or proposals that receive the most amount of votes from holders of such tokens. The reason why this happens is to make sure that a blockchain is not reliant on any one single one foundation, organization, or individual for its growth, development or maintenance. The fundamental difference between the way Ethereum and EOS operate is that while Ethereum rents out their computational power to the developers, EOS gives ownership of their resources. So, in essence, if you own 1/1000th of the stake in EOS then you will have ownership of 1/1000th of the total computational power and resources in EOS.</text:span></text:p>
      <text:p text:style-name="P2"><text:span text:style-name="T3"/></text:p>
      <text:p text:style-name="P2"><text:span text:style-name="T3"/></text:p>
      <text:p text:style-name="P2"><text:soft-page-break/><text:span text:style-name="T3"><text:tab/></text:span><text:span text:style-name="Source_20_Text"><text:span text:style-name="T8">nodeos</text:span></text:span><text:span text:style-name="T11">- server-side blockchain node component</text:span></text:p>
      <text:list xml:id="list4946981600634139656" text:style-name="L1">
        <text:list-header>
          <text:p text:style-name="P3"><text:span text:style-name="Source_20_Text"><text:span text:style-name="T6">cleos</text:span></text:span><text:span text:style-name="T9">- command line interface to interact with the blockchain and to manage wallets</text:span></text:p>
        </text:list-header>
      </text:list>
      <text:p text:style-name="P2"><text:span text:style-name="Source_20_Text"><text:span text:style-name="T8"><text:s/><text:tab/>keosd</text:span></text:span><text:span text:style-name="T11">- component that manages EOSIO wallets</text:span></text:p>
      <text:p text:style-name="P2"><text:span text:style-name="T3"/></text:p>
      <text:p text:style-name="P1"><text:span text:style-name="T3">Technologies used by EOS:</text:span></text:p>
      <text:p text:style-name="Standard"><text:span text:style-name="T4"><text:tab/></text:span><text:span text:style-name="T2">Wax platform has been using EOS to match the wax distributed proof of stake mechanism.</text:span></text:p>
      <text:p text:style-name="Standard"><text:span text:style-name="T2"/></text:p>
      <text:p text:style-name="P1"><text:span text:style-name="T3">Epilogue:</text:span></text:p>
      <text:p text:style-name="P1"><text:span text:style-name="T3"><text:tab/></text:span><text:span text:style-name="T2"> The EOS.IO software is designed from experience with proven concepts and best practices, and represents fundamental advancements in blockchain technology. </text:span></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30T15:07:59.91</meta:creation-date>
    <dc:date>2018-05-30T16:14:08.32</dc:date>
    <meta:editing-duration>PT4M5S</meta:editing-duration>
    <meta:editing-cycles>1</meta:editing-cycles>
    <meta:generator>OpenOffice/4.1.4$Win32 OpenOffice.org_project/414m5$Build-9788</meta:generator>
    <meta:document-statistic meta:table-count="0" meta:image-count="0" meta:object-count="0" meta:page-count="2" meta:paragraph-count="20" meta:word-count="643" meta:character-count="3889"/>
  </office:meta>
</office:document-meta>
</file>